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>
      <style:table-cell-properties fo:padding="0.101cm"/>
      <style:text-properties style:font-name="Arial" fo:font-style="normal"/>
    </style:style>
    <style:style style:name="ta_extref" style:family="table">
      <style:table-properties table:display="false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15" office:value-type="string">
            <text:p>35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1012</text:p>
          </table:table-cell>
          <table:table-cell table:style-name="ce1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LIMENTO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2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PSA</text:p>
          </table:table-cell>
          <table:table-cell table:style-name="ce25" office:value-type="float" office:value="3">
            <text:p>3</text:p>
          </table:table-cell>
          <table:table-cell table:style-name="ce27" office:value-type="string">
            <text:p>Xerox emitidos no mês</text:p>
          </table:table-cell>
          <table:table-cell table:style-name="ce31" table:formula="of:=[.C3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0" table:formula="of:=[.C4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0" table:formula="of:=[.C5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0" table:formula="of:=[.C6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0" table:formula="of:=[.C7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A-CECILIA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0" table:formula="of:=[.C8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25" office:value-type="float" office:value="13">
            <text:p>13</text:p>
          </table:table-cell>
          <table:table-cell table:style-name="ce25" office:value-type="string">
            <text:p>Xerox emitidos no mês</text:p>
          </table:table-cell>
          <table:table-cell table:style-name="ce30" table:formula="of:=[.C9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UINAL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5">
            <text:p>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0">
            <text:p>4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1">
            <text:p>4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0">
            <text:p>5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4">
            <text:p>54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9">
            <text:p>59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0">
            <text:p>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65">
            <text:p>6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68">
            <text:p>68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9">
            <text:p>69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1">
            <text:p>7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2">
            <text:p>7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73">
            <text:p>7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81">
            <text:p>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82">
            <text:p>82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97">
            <text:p>97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6">
            <text:p>10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09">
            <text:p>109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09">
            <text:p>10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15">
            <text:p>11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4">
            <text:p>124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4">
            <text:p>12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25">
            <text:p>1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6">
            <text:p>13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41">
            <text:p>14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2">
            <text:p>142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4">
            <text:p>14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48">
            <text:p>148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49">
            <text:p>14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NF Paulista</text:p>
          </table:table-cell>
          <table:table-cell table:style-name="ce30" office:value-type="float" office:value="150">
            <text:p>1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52">
            <text:p>152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5">
            <text:p>15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9">
            <text:p>159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62">
            <text:p>16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70">
            <text:p>17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70">
            <text:p>17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0">
            <text:p>17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UINAL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1">
            <text:p>18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88">
            <text:p>188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8">
            <text:p>188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89">
            <text:p>18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91">
            <text:p>19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98">
            <text:p>198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200">
            <text:p>2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202">
            <text:p>202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2">
            <text:p>20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209">
            <text:p>209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9">
            <text:p>209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10">
            <text:p>2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216">
            <text:p>21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233">
            <text:p>23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69">
            <text:p>26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306">
            <text:p>30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327">
            <text:p>32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27">
            <text:p>32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43">
            <text:p>34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365">
            <text:p>36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376">
            <text:p>37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458">
            <text:p>458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490">
            <text:p>49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90">
            <text:p>49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19">
            <text:p>519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62">
            <text:p>562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80">
            <text:p>58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581">
            <text:p>58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584">
            <text:p>58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585">
            <text:p>58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696">
            <text:p>69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740">
            <text:p>74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933">
            <text:p>93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00">
            <text:p>1.100,00</text:p>
          </table:table-cell>
          <table:table-cell table:style-name="ce33" table:number-columns-repeated="251"/>
        </table:table-row>
        <table:table-row table:style-name="ro1" table:number-rows-repeated="6538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49">
          <table:sort>
            <table:sort-by table:field-number="4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7">27/05/2010</text:date>, <text:time>13:49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l</dc:title>
    <meta:initial-creator>Carlos Augusto Marcicano</meta:initial-creator>
    <meta:creation-date>2007-08-03T15:08:45</meta:creation-date>
    <dc:date>2010-05-27T13:49:22</dc:date>
    <meta:print-date>2009-07-16T11:00:49</meta:print-date>
    <dc:language>pt-BR</dc:language>
    <meta:editing-cycles>914</meta:editing-cycles>
    <meta:editing-duration>PT71H13M24S</meta:editing-duration>
    <dc:creator>Guto Marcicano</dc:creator>
    <meta:document-statistic meta:table-count="2" meta:cell-count="200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